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62c3" officeooo:paragraph-rsid="000f62c3"/>
    </style:style>
    <style:style style:name="P2" style:family="paragraph" style:parent-style-name="Text_20_body">
      <style:text-properties fo:font-size="11pt" officeooo:rsid="00111916" officeooo:paragraph-rsid="00111916" style:font-size-asian="11pt" style:font-size-complex="11pt"/>
    </style:style>
    <style:style style:name="P3" style:family="paragraph" style:parent-style-name="Text_20_body">
      <style:paragraph-properties fo:text-align="justify" style:justify-single-word="false"/>
      <style:text-properties fo:font-size="11pt" officeooo:rsid="0012661f" officeooo:paragraph-rsid="0012661f" style:font-size-asian="11pt" style:font-size-complex="11pt"/>
    </style:style>
    <style:style style:name="P4" style:family="paragraph" style:parent-style-name="Heading">
      <style:text-properties officeooo:paragraph-rsid="0016a458"/>
    </style:style>
    <style:style style:name="P5" style:family="paragraph" style:parent-style-name="Text_20_body">
      <style:paragraph-properties fo:text-align="justify" style:justify-single-word="false"/>
      <style:text-properties fo:font-size="11pt" officeooo:rsid="00111916" officeooo:paragraph-rsid="0016a458" style:font-size-asian="11pt" style:font-size-complex="11pt"/>
    </style:style>
    <style:style style:name="P6" style:family="paragraph" style:parent-style-name="Text_20_body">
      <style:paragraph-properties fo:text-align="justify" style:justify-single-word="false"/>
      <style:text-properties officeooo:paragraph-rsid="0016a458"/>
    </style:style>
    <style:style style:name="P7" style:family="paragraph" style:parent-style-name="Text_20_body">
      <style:text-properties officeooo:paragraph-rsid="0016a458"/>
    </style:style>
    <style:style style:name="P8" style:family="paragraph" style:parent-style-name="Title">
      <style:text-properties officeooo:paragraph-rsid="0016a458"/>
    </style:style>
    <style:style style:name="P9" style:family="paragraph" style:parent-style-name="Title" style:master-page-name="First_20_Page">
      <style:paragraph-properties style:page-number="auto" fo:break-before="page"/>
      <style:text-properties officeooo:paragraph-rsid="0016a458"/>
    </style:style>
    <style:style style:name="P10" style:family="paragraph" style:parent-style-name="Subtitle">
      <style:text-properties officeooo:paragraph-rsid="0016a458"/>
    </style:style>
    <style:style style:name="P11" style:family="paragraph" style:parent-style-name="Subtitle">
      <style:paragraph-properties fo:margin-top="0in" fo:margin-bottom="0in" style:contextual-spacing="false"/>
      <style:text-properties officeooo:paragraph-rsid="0016a458"/>
    </style:style>
    <style:style style:name="T1" style:family="text">
      <style:text-properties fo:font-weight="bold" style:font-weight-asian="bold" style:font-weight-complex="bold"/>
    </style:style>
    <style:style style:name="T2" style:family="text">
      <style:text-properties fo:font-weight="bold" officeooo:rsid="001299fe" style:font-weight-asian="bold" style:font-weight-complex="bold"/>
    </style:style>
    <style:style style:name="T3" style:family="text">
      <style:text-properties fo:font-weight="bold" officeooo:rsid="00142343"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Times New Roman" fo:font-style="italic" fo:font-weight="bold" style:font-style-asian="italic" style:font-weight-asian="bold" style:font-name-complex="Times New Roman" style:font-weight-complex="bold"/>
    </style:style>
    <style:style style:name="T6" style:family="text">
      <style:text-properties style:font-name="Times New Roman" fo:font-style="italic" fo:font-weight="bold" style:font-style-asian="italic" style:font-weight-asian="bold" style:font-name-complex="Times New Roman" style:font-style-complex="italic" style:font-weight-complex="bold"/>
    </style:style>
    <style:style style:name="T7" style:family="text">
      <style:text-properties style:font-name="Times New Roman" fo:font-weight="bold" style:font-weight-asian="bold" style:font-name-complex="Times New Roman"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trong">Data Mining</text:span></text:p>
      <text:p text:style-name="P8"><text:span text:style-name="Strong">&amp;</text:span></text:p>
      <text:p text:style-name="P8"><text:span text:style-name="Strong">Meaningful Visualization</text:span></text:p>
      <text:p text:style-name="P10"/>
      <text:p text:style-name="P10">by</text:p>
      <text:p text:style-name="P11"><text:span text:style-name="Subtle_20_Emphasis">Usman Ahmad Khwaja</text:span></text:p>
      <text:p text:style-name="P11"><text:span text:style-name="Subtle_20_Emphasis">Chew (Jason) Kuang Sheng</text:span></text:p>
      <text:p text:style-name="P11"><text:span text:style-name="Subtle_20_Emphasis">Helal (Memo) Elfakharay</text:span></text:p>
      <text:p text:style-name="P7"/>
      <text:p text:style-name="P7"/>
      <text:p text:style-name="P7"/>
      <text:p text:style-name="P7"/>
      <text:p text:style-name="P4"><text:span text:style-name="Book_20_Title">Abstract</text:span></text:p>
      <text:p text:style-name="P7"/>
      <text:p text:style-name="P6"><text:span text:style-name="Default_20_Paragraph_20_Font"><text:span text:style-name="T5">Data Mining</text:span></text:span><text:span text:style-name="Default_20_Paragraph_20_Font"><text:span text:style-name="T7"> is a data extraction technique used in many </text:span></text:span><text:span text:style-name="Default_20_Paragraph_20_Font"><text:span text:style-name="T6">Artificial Intelligence</text:span></text:span><text:span text:style-name="Default_20_Paragraph_20_Font"><text:span text:style-name="T7"> applications. The purpose of data mining is to obtain data sets from large volumes of complex data. The data sets can be used to generate meaningful information. Functions can be performed on such data for classification, approximation, or prediction purposes that would otherwise be impossible to run on big data. The data sets obtained however are still large and incomprehensible by human eye. This report will explore some scripting methods by which large informative data can be mined using social and market media applications’ API. Then we should be able to demonstrate how visually readable models can be generated from the extracted data. This can help in human analysis and visualization of large amounts of data.</text:spa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 style:family="text">
      <style:text-properties fo:color="#7b4a3a" fo:letter-spacing="0.0035in" fo:font-weight="bold" style:font-weight-asian="bold" style:font-weight-complex="bold"/>
    </style:style>
    <style:style style:name="Subtle_20_Emphasis" style:display-name="Subtle Emphasis" style:family="text">
      <style:text-properties fo:font-style="italic" style:font-style-asian="italic" style:font-style-complex="italic"/>
    </style:style>
    <style:style style:name="Book_20_Title" style:display-name="Book Title" style:family="text">
      <style:text-properties fo:text-transform="uppercase" fo:color="#523127" fo:letter-spacing="0.0035in" style:text-underline-style="non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25in" fo:margin-right="1.25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style:page-layout style:name="Mpm6">
      <style:page-layout-properties fo:page-width="8.2701in" fo:page-height="11.6902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Index" style:page-layout-name="Mpm3"/>
    <style:master-page style:name="Untitled1" style:page-layout-name="Mpm4"/>
    <style:master-page style:name="MPF0" style:page-layout-name="Mpm5" style:next-style-name="MP0">
      <style:footer>
        <text:p text:style-name="Footer"/>
      </style:footer>
    </style:master-page>
    <style:master-page style:name="MP0"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man Khwaja</meta:initial-creator>
    <meta:creation-date>2015-04-21T21:36:09.611316573</meta:creation-date>
    <meta:generator>LibreOffice/4.2.8.2$Linux_X86_64 LibreOffice_project/420m0$Build-2</meta:generator>
    <dc:date>2015-04-30T13:06:10.303187174</dc:date>
    <dc:creator>Usman Khwaja</dc:creator>
    <meta:editing-duration>PT28M24S</meta:editing-duration>
    <meta:editing-cycles>6</meta:editing-cycles>
    <meta:document-statistic meta:table-count="0" meta:image-count="0" meta:object-count="0" meta:page-count="1" meta:paragraph-count="9" meta:word-count="145" meta:character-count="914" meta:non-whitespace-character-count="778"/>
  </office:meta>
</office:document-meta>
</file>